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83cm" fo:min-width="0.395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83cm" fo:min-width="0.403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083cm" fo:min-width="0.428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93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94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2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1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6cm"/>
    </style:style>
    <style:style style:name="gr10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3cm"/>
    </style:style>
    <style:style style:name="gr11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95cm" svg:height="0.333cm" svg:x="5.817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3cm" svg:height="0.333cm" svg:x="8.517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8cm" svg:height="0.333cm" svg:x="14.951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93cm" svg:height="0.333cm" svg:x="3.936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94cm" svg:height="0.333cm" svg:x="3.00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02cm" svg:height="0.333cm" svg:x="10.422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01cm" svg:height="0.333cm" svg:x="9.48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02cm" svg:height="0.333cm" svg:x="12.22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01cm" svg:height="0.333cm" svg:x="11.285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26cm" svg:height="0.333cm" svg:x="17.77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23cm" svg:height="0.333cm" svg:x="16.81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927cm" svg:height="0.333cm" svg:x="14.07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26cm" svg:height="0.333cm" svg:x="15.90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22:25:33.685734883</dc:date>
    <meta:editing-duration>PT1H25M51S</meta:editing-duration>
    <meta:editing-cycles>21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5.912cm" svg:y="0cm" style:legend-expansion="custom" chartooo:width="15.088cm" chartooo:height="0.863cm" style:legend-expansion-aspect-ratio="17.4831981460023" chart:style-name="ch2"/>
        <chart:plot-area chart:style-name="ch3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6.0465868650922">
                <text:p>16.0465868650922</text:p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38.2065443453344">
                <text:p>38.2065443453344</text:p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(IPC=3.5)</text:p>
              </table:table-cell>
              <table:table-cell office:value-type="float" office:value="21.6608124971114">
                <text:p>21.6608124971114</text:p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7.4301611885504">
                <text:p>37.4301611885504</text:p>
              </table:table-cell>
              <table:table-cell office:value-type="float" office:value="37.7896921480457">
                <text:p>37.7896921480457</text:p>
              </table:table-cell>
              <table:table-cell office:value-type="float" office:value="14.4503280024011">
                <text:p>14.4503280024011</text:p>
              </table:table-cell>
              <table:table-cell office:value-type="float" office:value="25.9816831099406">
                <text:p>25.9816831099406</text:p>
              </table:table-cell>
              <table:table-cell office:value-type="float" office:value="25.9972489683631">
                <text:p>25.9972489683631</text:p>
              </table:table-cell>
              <table:table-cell office:value-type="float" office:value="17.3949244566254">
                <text:p>17.3949244566254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154999496864">
                <text:p>38.3154999496864</text:p>
              </table:table-cell>
              <table:table-cell office:value-type="float" office:value="36.5899242728393">
                <text:p>36.589924272839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39.8893383549542">
                <text:p>39.8893383549542</text:p>
              </table:table-cell>
              <table:table-cell office:value-type="float" office:value="33.8427084705572">
                <text:p>33.8427084705572</text:p>
              </table:table-cell>
              <table:table-cell office:value-type="float" office:value="26.7463940850875">
                <text:p>26.7463940850875</text:p>
              </table:table-cell>
              <table:table-cell office:value-type="float" office:value="44.2086660910857">
                <text:p>44.2086660910857</text:p>
              </table:table-cell>
              <table:table-cell office:value-type="float" office:value="36.8524507006531">
                <text:p>36.8524507006531</text:p>
              </table:table-cell>
              <table:table-cell office:value-type="float" office:value="NaN">
                <text:p>NaN</text:p>
              </table:table-cell>
              <table:table-cell office:value-type="float" office:value="29.8518324915598">
                <text:p>29.8518324915598</text:p>
              </table:table-cell>
            </table:table-row>
            <table:table-row>
              <table:table-cell office:value-type="string">
                <text:p>SWITCH(ISR=10)</text:p>
              </table:table-cell>
              <table:table-cell office:value-type="float" office:value="24.1368951333364">
                <text:p>24.1368951333364</text:p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6.8060574771984">
                <text:p>36.8060574771984</text:p>
              </table:table-cell>
              <table:table-cell office:value-type="float" office:value="37.7645357064243">
                <text:p>37.7645357064243</text:p>
              </table:table-cell>
              <table:table-cell office:value-type="float" office:value="14.4503280024011">
                <text:p>14.4503280024011</text:p>
              </table:table-cell>
              <table:table-cell office:value-type="float" office:value="26.642034511222">
                <text:p>26.642034511222</text:p>
              </table:table-cell>
              <table:table-cell office:value-type="float" office:value="20.2475928473177">
                <text:p>20.2475928473177</text:p>
              </table:table-cell>
              <table:table-cell office:value-type="float" office:value="17.4504327915489">
                <text:p>17.4504327915489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087914668098">
                <text:p>38.3087914668098</text:p>
              </table:table-cell>
              <table:table-cell office:value-type="float" office:value="35.660985975939">
                <text:p>35.660985975939</text:p>
              </table:table-cell>
              <table:table-cell office:value-type="float" office:value="32.4728388982598">
                <text:p>32.4728388982598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6.7221526402974">
                <text:p>26.7221526402974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8823156426352">
                <text:p>35.8823156426352</text:p>
              </table:table-cell>
              <table:table-cell office:value-type="float" office:value="NaN">
                <text:p>NaN</text:p>
              </table:table-cell>
              <table:table-cell office:value-type="float" office:value="30.6432246972339">
                <text:p>30.6432246972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